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8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5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fill-color="#ff3366" draw:textarea-horizontal-align="justify" draw:textarea-vertical-align="middle" draw:auto-grow-height="false"/>
    </style:style>
    <style:style style:name="gr15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T1" style:family="text">
      <style:text-properties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id="id11" draw:layer="layout" svg:width="10.16cm" svg:height="10.795cm" svg:x="15.835cm" svg:y="0.67cm">
          <text:p text:style-name="P1">Web Page </text:p>
          <text:p text:style-name="P1">on Browse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12.065cm" svg:height="19.685cm" svg:x="2.835cm" svg:y="0.6cm">
          <text:p text:style-name="P2"><text:span text:style-name="T1">Pixel FED Superviso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" draw:layer="layout" svg:width="0.502cm" svg:height="1.204cm" svg:x="3.77cm" svg:y="13.865cm">
          <draw:text-box>
            <text:p text:style-name="P3"/>
          </draw:text-box>
        </draw:frame>
        <draw:frame draw:style-name="gr4" draw:text-style-name="P3" draw:layer="layout" svg:width="9.525cm" svg:height="0.963cm" svg:x="3.135cm" svg:y="10.335cm">
          <draw:text-box>
            <text:p text:style-name="P3"/>
          </draw:text-box>
        </draw:frame>
        <draw:custom-shape draw:style-name="gr5" draw:text-style-name="P4" draw:id="id10" draw:layer="layout" svg:width="10.795cm" svg:height="1.27cm" svg:x="3.735cm" svg:y="1.9cm">
          <text:p text:style-name="P2"><text:span text:style-name="T3">Generate HTML for Web-GU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5" draw:layer="layout" svg:width="11.43cm" svg:height="16.005cm" svg:x="3.135cm" svg:y="3.645cm">
          <text:p text:style-name="P2"><text:span text:style-name="T4">CGI Callback {</text:span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}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4" draw:id="id1" draw:layer="layout" svg:width="7.265cm" svg:height="2.436cm" svg:x="5.255cm" svg:y="6.221cm">
          <text:p text:style-name="P2"><text:span text:style-name="T3">Has VME Event </text:span></text:p>
          <text:p text:style-name="P2"><text:span text:style-name="T3">Number increased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6" draw:text-style-name="P6" draw:id="id2" draw:layer="layout" svg:width="6.985cm" svg:height="1.176cm" svg:x="5.4cm" svg:y="10.034cm">
          <text:p text:style-name="P2"><text:span text:style-name="T3">Drain FIFO 1 to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6" draw:id="id4" draw:layer="layout" svg:width="10.225cm" svg:height="1.671cm" svg:x="3.8cm" svg:y="14.949cm">
          <text:p text:style-name="P2"><text:span text:style-name="T3">Inform GUI via HttpResponse</text:span></text:p>
          <text:p text:style-name="P2"><text:span text:style-name="T3">of new GIF on dis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6" draw:id="id3" draw:layer="layout" svg:width="6.985cm" svg:height="1.62cm" svg:x="5.401cm" svg:y="12.35cm">
          <text:p text:style-name="P2"><text:span text:style-name="T3">Draw GIF from buffer</text:span></text:p>
          <text:p text:style-name="P2"><text:span text:style-name="T3">to Local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draw:type="line" svg:x1="8.887cm" svg:y1="8.657cm" svg:x2="8.892cm" svg:y2="10.034cm" draw:start-shape="id1" draw:start-glue-point="6" draw:end-shape="id2" draw:end-glue-point="4">
          <text:p text:style-name="P3"/>
        </draw:connector>
        <draw:connector draw:style-name="gr7" draw:text-style-name="P7" draw:layer="layout" draw:type="line" svg:x1="8.892cm" svg:y1="11.21cm" svg:x2="8.893cm" svg:y2="12.35cm" draw:start-shape="id2" draw:start-glue-point="6" draw:end-shape="id3">
          <text:p text:style-name="P3"/>
        </draw:connector>
        <draw:connector draw:style-name="gr7" draw:text-style-name="P7" draw:layer="layout" draw:type="line" svg:x1="8.893cm" svg:y1="13.97cm" svg:x2="8.912cm" svg:y2="14.949cm" draw:start-shape="id3" draw:start-glue-point="6" draw:end-shape="id4" draw:end-glue-point="5">
          <text:p text:style-name="P3"/>
        </draw:connector>
        <draw:frame draw:style-name="gr8" draw:text-style-name="P8" draw:layer="layout" svg:width="1.905cm" svg:height="0.839cm" svg:x="8.985cm" svg:y="8.852cm">
          <draw:text-box>
            <text:p text:style-name="P8"><text:span text:style-name="T3">Yes</text:span></text:p>
          </draw:text-box>
        </draw:frame>
        <draw:frame draw:style-name="gr8" draw:text-style-name="P8" draw:layer="layout" svg:width="1.905cm" svg:height="0.839cm" svg:x="3.786cm" svg:y="6.683cm">
          <draw:text-box>
            <text:p text:style-name="P8"><text:span text:style-name="T3">No</text:span></text:p>
          </draw:text-box>
        </draw:frame>
        <draw:custom-shape draw:style-name="gr9" draw:text-style-name="P7" draw:id="id5" draw:layer="layout" svg:width="0.635cm" svg:height="0.589cm" svg:x="8.615cm" svg:y="18.13cm">
          <text:p text:style-name="P3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9" draw:text-style-name="P7" draw:id="id6" draw:layer="layout" svg:width="0.635cm" svg:height="0.587cm" svg:x="8.516cm" svg:y="4.513cm">
          <text:p text:style-name="P3"/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7" draw:text-style-name="P7" draw:layer="layout" draw:type="line" svg:x1="8.912cm" svg:y1="16.62cm" svg:x2="8.932cm" svg:y2="18.13cm" draw:start-shape="id4" draw:start-glue-point="8" draw:end-shape="id5" draw:end-glue-point="4">
          <text:p text:style-name="P3"/>
        </draw:connector>
        <draw:connector draw:style-name="gr7" draw:text-style-name="P7" draw:layer="layout" draw:line-skew="-1.284cm" svg:x1="5.255cm" svg:y1="7.438cm" svg:x2="8.615cm" svg:y2="18.424cm" draw:start-shape="id1" draw:start-glue-point="5" draw:end-shape="id5" draw:end-glue-point="6">
          <text:p text:style-name="P3"/>
        </draw:connector>
        <draw:connector draw:style-name="gr7" draw:text-style-name="P7" draw:layer="layout" draw:type="line" svg:x1="8.833cm" svg:y1="5.1cm" svg:x2="8.887cm" svg:y2="6.221cm" draw:start-shape="id6" draw:start-glue-point="8" draw:end-shape="id1" draw:end-glue-point="4">
          <text:p text:style-name="P3"/>
        </draw:connector>
        <draw:custom-shape draw:style-name="gr10" draw:text-style-name="P4" draw:layer="layout" svg:width="5.08cm" svg:height="7.62cm" svg:x="22.755cm" svg:y="1.605cm">
          <text:p text:style-name="P2"><text:span text:style-name="T3">Javascript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id="id7" draw:layer="layout" svg:width="4.28cm" svg:height="2.54cm" svg:x="16.735cm" svg:y="6.27cm">
          <text:p text:style-name="P2"><text:span text:style-name="T3">GIF Image </text:span></text:p>
          <text:p text:style-name="P2"><text:span text:style-name="T3">of TBM Sig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id="id8" draw:layer="layout" svg:width="3.844cm" svg:height="2.124cm" svg:x="23.356cm" svg:y="2.491cm">
          <text:p text:style-name="P2"><text:span text:style-name="T3">Send AJAX </text:span></text:p>
          <text:p text:style-name="P2"><text:span text:style-name="T3">Http Request </text:span></text:p>
          <text:p text:style-name="P2"><text:span text:style-name="T3">to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4" draw:id="id9" draw:layer="layout" svg:width="3.81cm" svg:height="3.394cm" svg:x="23.495cm" svg:y="5.145cm">
          <text:p text:style-name="P2"><text:span text:style-name="T3">AJAX </text:span></text:p>
          <text:p text:style-name="P2"><text:span text:style-name="T3">Http Response </text:span></text:p>
          <text:p text:style-name="P2"><text:span text:style-name="T3">Callback {</text:span></text:p>
          <text:p text:style-name="P2"><text:span text:style-name="T3">Update GIF</text:span></text:p>
          <text:p text:style-name="P2"><text:span text:style-name="T3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layer="layout" draw:type="curve" svg:x1="18.874cm" svg:y1="6.27cm" svg:x2="23.356cm" svg:y2="3.552cm" draw:start-shape="id7" draw:start-glue-point="4" draw:end-shape="id8" draw:end-glue-point="5">
          <text:p text:style-name="P3"/>
        </draw:connector>
        <draw:connector draw:style-name="gr7" draw:text-style-name="P7" draw:layer="layout" draw:type="curve" svg:x1="25.277cm" svg:y1="4.615cm" svg:x2="8.833cm" svg:y2="4.513cm" draw:start-shape="id8" draw:start-glue-point="6" draw:end-shape="id6" draw:end-glue-point="4">
          <text:p text:style-name="P3"/>
        </draw:connector>
        <draw:connector draw:style-name="gr7" draw:text-style-name="P7" draw:layer="layout" draw:type="curve" draw:line-skew="2.12cm" svg:x1="12.983cm" svg:y1="15.784cm" svg:x2="25.399cm" svg:y2="8.537cm" draw:start-shape="id4" draw:start-glue-point="9" draw:end-shape="id9" draw:end-glue-point="6">
          <text:p text:style-name="P3"/>
        </draw:connector>
        <draw:connector draw:style-name="gr7" draw:text-style-name="P7" draw:layer="layout" draw:type="curve" draw:line-skew="1.313cm 0.473cm" svg:x1="13.429cm" svg:y1="2.534cm" svg:x2="15.835cm" svg:y2="6.067cm" draw:start-shape="id10" draw:start-glue-point="9" draw:end-shape="id11" draw:end-glue-point="5">
          <text:p text:style-name="P3"/>
        </draw:connector>
        <draw:frame draw:style-name="gr13" draw:text-style-name="P8" draw:layer="layout" svg:width="2.54cm" svg:height="0.839cm" svg:x="17.875cm" svg:y="5.44cm">
          <draw:text-box>
            <text:p text:style-name="P8"><text:span text:style-name="T3">On Click</text:span></text:p>
          </draw:text-box>
        </draw:frame>
        <draw:custom-shape draw:style-name="gr14" draw:text-style-name="P7" draw:layer="layout" svg:width="7.62cm" svg:height="5.08cm" svg:x="16.37cm" svg:y="15.24cm">
          <text:p text:style-name="P3"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4" draw:id="id12" draw:layer="layout" svg:width="3.78cm" svg:height="2.54cm" svg:x="17.035cm" svg:y="16.47cm">
          <text:p text:style-name="P2"><text:span text:style-name="T3">GIF Image </text:span></text:p>
          <text:p text:style-name="P2"><text:span text:style-name="T3">of TBM Sign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7" draw:id="id13" draw:layer="layout" draw:type="curve" svg:x1="18.924cm" svg:y1="16.47cm" svg:x2="18.874cm" svg:y2="8.81cm" draw:start-shape="id12" draw:start-glue-point="4" draw:end-shape="id7" draw:end-glue-point="6">
          <text:p text:style-name="P3"/>
        </draw:connector>
        <draw:connector draw:style-name="gr7" draw:text-style-name="P7" draw:layer="layout" draw:type="curve" svg:x1="23.495cm" svg:y1="6.841cm" svg:x2="18.899cm" svg:y2="12.641cm" draw:start-shape="id9" draw:start-glue-point="5" draw:end-shape="id13" draw:end-glue-point="0">
          <text:p text:style-name="P3"/>
        </draw:connector>
        <draw:connector draw:style-name="gr7" draw:text-style-name="P7" draw:layer="layout" draw:type="curve" svg:x1="12.386cm" svg:y1="13.159cm" svg:x2="17.035cm" svg:y2="17.739cm" draw:start-shape="id3" draw:start-glue-point="7" draw:end-shape="id12" draw:end-glue-point="5">
          <text:p text:style-name="P3"/>
        </draw:connector>
        <draw:frame draw:style-name="gr13" draw:text-style-name="P8" draw:layer="layout" svg:width="6.985cm" svg:height="0.839cm" svg:x="17.685cm" svg:y="11.8cm">
          <draw:text-box>
            <text:p text:style-name="P8"><text:span text:style-name="T3">(Re)Load</text:span></text:p>
          </draw:text-box>
        </draw:frame>
        <draw:custom-shape draw:style-name="gr15" draw:text-style-name="P4" draw:id="id14" draw:layer="layout" svg:width="3.811cm" svg:height="2.54cm" draw:transform="rotate (1.57498511699939) translate (0.176cm 13.211cm)">
          <text:p text:style-name="P4"><text:span text:style-name="T3">FED Board</text:span></text:p>
          <draw:enhanced-geometry svg:viewBox="0 0 21600 21600" draw:glue-points="12960 0 10800 0 2160 10800 8600 21600 10800 21600 19400 10800" draw:text-areas="4230 0 17370 21600" draw:mirror-horizontal="true" draw:type="flowchart-data" draw:enhanced-path="M 4230 0 L 21600 0 17370 21600 0 21600 4230 0 Z N"/>
        </draw:custom-shape>
        <draw:connector draw:style-name="gr16" draw:text-style-name="P7" draw:layer="layout" draw:type="curve" svg:x1="5.4cm" svg:y1="10.621cm" svg:x2="2.455cm" svg:y2="11.299cm" draw:start-shape="id2" draw:start-glue-point="5" draw:end-shape="id14" draw:end-glue-point="9">
          <text:p text:style-name="P3"/>
        </draw:connector>
        <presentation:notes draw:style-name="dp2">
          <draw:page-thumbnail draw:style-name="gr17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Souvik Das</meta:initial-creator>
    <meta:creation-date>2007-09-30T14:14:57</meta:creation-date>
    <dc:creator>Souvik Das</dc:creator>
    <dc:date>2007-09-30T15:27:47</dc:date>
    <meta:editing-cycles>12</meta:editing-cycles>
    <meta:editing-duration>PT1H13M2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